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il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ad a file</text:p>
              </text:list-item>
              <text:list-item>
                <text:p>Write a file</text:p>
              </text:list-item>
              <text:list-item>
                <text:p>File options:</text:p>
                <text:list>
                  <text:list-item>
                    <text:p><text:span text:style-name="T1">https://docs.python.org/3/tutorial/inputoutput.html#reading-and-writing-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amples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c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t’s not a list:</text:p>
                <text:list>
                  <text:list-item>
                    <text:p>Always a pair of keys and values</text:p>
                  </text:list-item>
                  <text:list-item>
                    <text:p>Keys are always strings</text:p>
                  </text:list-item>
                  <text:list-item>
                    <text:p>Values can be anything (int, str, bool, None, etc.)</text:p>
                  </text:list-item>
                  <text:list-item>
                    <text:p>Unordered</text:p>
                  </text:list-item>
                </text:list>
              </text:list-item>
              <text:list-item>
                <text:p>Defined with { }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3DT9H2M11S</meta:editing-duration>
    <meta:editing-cycles>32</meta:editing-cycles>
    <meta:generator>LibreOffice/6.0.7.3$Linux_X86_64 LibreOffice_project/00m0$Build-3</meta:generator>
    <dc:title>Bright Blue</dc:title>
    <dc:date>2023-03-05T21:05:59.400438510</dc:date>
    <meta:document-statistic meta:object-count="42"/>
  </office:meta>
</office:document-meta>
</file>